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3pt" fo:font-weight="bold" officeooo:rsid="001296db" officeooo:paragraph-rsid="000b2634" style:font-size-asian="13pt" style:font-weight-asian="bold" style:font-size-complex="13pt" style:font-weight-complex="bold"/>
    </style:style>
    <style:style style:name="P2" style:family="paragraph" style:parent-style-name="Standard">
      <style:paragraph-properties fo:text-align="center" style:justify-single-word="false"/>
      <style:text-properties style:font-name="Arial" fo:font-size="13pt" officeooo:rsid="001296db" officeooo:paragraph-rsid="000b2634" style:font-size-asian="13pt" style:font-size-complex="13pt"/>
    </style:style>
    <style:style style:name="P3" style:family="paragraph" style:parent-style-name="Standard">
      <style:paragraph-properties fo:text-align="start" style:justify-single-word="false"/>
      <style:text-properties style:font-name="Arial" fo:font-size="13pt" fo:font-weight="normal" officeooo:rsid="001296db" officeooo:paragraph-rsid="000b2634" style:font-size-asian="13pt" style:font-weight-asian="normal" style:font-size-complex="13pt" style:font-weight-complex="normal"/>
    </style:style>
    <style:style style:name="P4" style:family="paragraph" style:parent-style-name="Standard">
      <style:paragraph-properties fo:text-align="start" style:justify-single-word="false"/>
      <style:text-properties style:font-name="Arial" fo:font-size="13pt" fo:font-weight="normal" officeooo:rsid="000b2634" officeooo:paragraph-rsid="000b2634" style:font-size-asian="13pt" style:font-weight-asian="normal" style:font-size-complex="13pt" style:font-weight-complex="normal"/>
    </style:style>
    <style:style style:name="T1" style:family="text">
      <style:text-properties officeooo:rsid="000b2634"/>
    </style:style>
    <style:style style:name="T2" style:family="text">
      <style:text-properties officeooo:rsid="000ce046"/>
    </style:style>
    <style:style style:name="T3" style:family="text">
      <style:text-properties officeooo:rsid="000d512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CMI L1 2020-2021</text:p>
      <text:p text:style-name="P2">NAVEL Morgan / GALLERNE Romain </text:p>
      <text:p text:style-name="P2"/>
      <text:p text:style-name="P1">Compte rendu <text:span text:style-name="T3">séance</text:span> <text:span text:style-name="T1">5</text:span></text:p>
      <text:p text:style-name="P1"/>
      <text:p text:style-name="P3">Pendant cette <text:span text:style-name="T1">séance</text:span> nos objectifs initiaux était :</text:p>
      <text:p text:style-name="P3"/>
      <text:p text:style-name="P3"><text:tab/>-<text:span text:style-name="T1">Pour nous deux nous devions réparé le problème de fonction prendre.</text:span></text:p>
      <text:p text:style-name="P3"><text:tab/>-<text:span text:style-name="T1">Pour Morgan : De faire la fonction de victoire</text:span></text:p>
      <text:p text:style-name="P3"><text:tab/>-<text:span text:style-name="T1">Pour Romain : De faire une fonction qui permette de prendre de une deuxième pion si l’action est possible, c’est à dire si quand on prend le pion on peut en reprendre un alors on peut jouer deux fois au lieu de une fois.</text:span></text:p>
      <text:p text:style-name="P3"/>
      <text:p text:style-name="P3"><text:tab/><text:span text:style-name="T1">Dans cette séance encore une fois des problèmes avec la fonction « prenable » et la fonction de « jeu », nous avons essayé plusieurs choses prendre les éléments par adresse, et par leur indices de case, car des fois ça ne fonctionne pas très bien, malheureusement sur ce point ce fut un échec.</text:span></text:p>
      <text:p text:style-name="P4">Nous avons donc décidé pendant que <text:s/>Morgan essayait de trouver les erreurs on allait quand même essayé d’avancé, donc Romain a commencé à faire la fonction « DeuxièmeCoup » en partant du principe que la fonction prenable va fonctionné un jour ou l’autre.</text:p>
      <text:p text:style-name="P4"/>
      <text:p text:style-name="P4"><text:tab/>L’objectif de la séance n’est que partiellement validé car nous avons fait la fonction deuxième coup, mais la fonction prenable ne marche toujours pas malgré les modifications que Morgan a apporté.</text:p>
      <text:p text:style-name="P4"/>
      <text:p text:style-name="P4">L’objectif de la prochaine séance sera de résoudre le problème de la fonction « prenable » pour ainsi pouvoir prétendre à un jeu qui <text:span text:style-name="T2">fonction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3T18:45:26.315000000</meta:creation-date>
    <dc:date>2021-04-23T19:06:12.151000000</dc:date>
    <meta:editing-duration>PT4M24S</meta:editing-duration>
    <meta:editing-cycles>3</meta:editing-cycles>
    <meta:generator>LibreOffice/6.0.7.3$Windows_X86_64 LibreOffice_project/dc89aa7a9eabfd848af146d5086077aeed2ae4a5</meta:generator>
    <meta:document-statistic meta:table-count="0" meta:image-count="0" meta:object-count="0" meta:page-count="1" meta:paragraph-count="11" meta:word-count="238" meta:character-count="1355" meta:non-whitespace-character-count="1121"/>
  </office:meta>
</office:document-meta>
</file>